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2:mergesort.A11 mergesort.B1:mergesort.B1 mergesort.B2:mergesort.B1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21" calcext:value-type="float">
            <text:p>1821</text:p>
          </table:table-cell>
          <table:table-cell table:formula="of:=[.B2]/([.A2]*LOG([.A2]))" office:value-type="float" office:value="0.045525" calcext:value-type="float">
            <text:p>0,045525</text:p>
          </table:table-cell>
          <table:table-cell table:formula="of:=[.A2]*LOG([.A2]) * [.C$13]" office:value-type="float" office:value="1504.38215765055" calcext:value-type="float">
            <text:p>1504,382157650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80" calcext:value-type="float">
            <text:p>3880</text:p>
          </table:table-cell>
          <table:table-cell table:formula="of:=[.B3]/([.A3]*LOG([.A3]))" office:value-type="float" office:value="0.045105474780594" calcext:value-type="float">
            <text:p>0,045105474780594</text:p>
          </table:table-cell>
          <table:table-cell table:formula="of:=[.A3]*LOG([.A3]) * [.C$13]" office:value-type="float" office:value="3235.19639249835" calcext:value-type="float">
            <text:p>3235,1963924983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800" calcext:value-type="float">
            <text:p>5800</text:p>
          </table:table-cell>
          <table:table-cell table:formula="of:=[.B4]/([.A4]*LOG([.A4]))" office:value-type="float" office:value="0.0431825099955751" calcext:value-type="float">
            <text:p>0,043182509995575</text:p>
          </table:table-cell>
          <table:table-cell table:formula="of:=[.A4]*LOG([.A4]) * [.C$13]" office:value-type="float" office:value="5051.47599992872" calcext:value-type="float">
            <text:p>5051,4759999287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830" calcext:value-type="float">
            <text:p>7830</text:p>
          </table:table-cell>
          <table:table-cell table:formula="of:=[.B5]/([.A5]*LOG([.A5]))" office:value-type="float" office:value="0.0425352994895477" calcext:value-type="float">
            <text:p>0,042535299489548</text:p>
          </table:table-cell>
          <table:table-cell table:formula="of:=[.A5]*LOG([.A5]) * [.C$13]" office:value-type="float" office:value="6923.25693939122" calcext:value-type="float">
            <text:p>6923,256939391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893" calcext:value-type="float">
            <text:p>8893</text:p>
          </table:table-cell>
          <table:table-cell table:formula="of:=[.B6]/([.A6]*LOG([.A6]))" office:value-type="float" office:value="0.0378508481296705" calcext:value-type="float">
            <text:p>0,037850848129671</text:p>
          </table:table-cell>
          <table:table-cell table:formula="of:=[.A6]*LOG([.A6]) * [.C$13]" office:value-type="float" office:value="8836.30829232278" calcext:value-type="float">
            <text:p>8836,3082923227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919" calcext:value-type="float">
            <text:p>9919</text:p>
          </table:table-cell>
          <table:table-cell table:formula="of:=[.B7]/([.A7]*LOG([.A7]))" office:value-type="float" office:value="0.0345984582747131" calcext:value-type="float">
            <text:p>0,034598458274713</text:p>
          </table:table-cell>
          <table:table-cell table:formula="of:=[.A7]*LOG([.A7]) * [.C$13]" office:value-type="float" office:value="10782.2482314492" calcext:value-type="float">
            <text:p>10782,24823144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1342" calcext:value-type="float">
            <text:p>11342</text:p>
          </table:table-cell>
          <table:table-cell table:formula="of:=[.B8]/([.A8]*LOG([.A8]))" office:value-type="float" office:value="0.0334417528996162" calcext:value-type="float">
            <text:p>0,033441752899616</text:p>
          </table:table-cell>
          <table:table-cell table:formula="of:=[.A8]*LOG([.A8]) * [.C$13]" office:value-type="float" office:value="12755.5383260639" calcext:value-type="float">
            <text:p>12755,538326063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2938" calcext:value-type="float">
            <text:p>12938</text:p>
          </table:table-cell>
          <table:table-cell table:formula="of:=[.B9]/([.A9]*LOG([.A9]))" office:value-type="float" office:value="0.0329843018237605" calcext:value-type="float">
            <text:p>0,032984301823761</text:p>
          </table:table-cell>
          <table:table-cell table:formula="of:=[.A9]*LOG([.A9]) * [.C$13]" office:value-type="float" office:value="14752.2421875715" calcext:value-type="float">
            <text:p>14752,242187571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3767" calcext:value-type="float">
            <text:p>13767</text:p>
          </table:table-cell>
          <table:table-cell table:formula="of:=[.B10]/([.A10]*LOG([.A10]))" office:value-type="float" office:value="0.0308758940191602" calcext:value-type="float">
            <text:p>0,03087589401916</text:p>
          </table:table-cell>
          <table:table-cell table:formula="of:=[.A10]*LOG([.A10]) * [.C$13]" office:value-type="float" office:value="16769.4165807174" calcext:value-type="float">
            <text:p>16769,41658071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998" calcext:value-type="float">
            <text:p>14998</text:p>
          </table:table-cell>
          <table:table-cell table:formula="of:=[.B11]/([.A11]*LOG([.A11]))" office:value-type="float" office:value="0.029996" calcext:value-type="float">
            <text:p>0,029996</text:p>
          </table:table-cell>
          <table:table-cell table:formula="of:=[.A11]*LOG([.A11]) * [.C$13]" office:value-type="float" office:value="18804.7769706319" calcext:value-type="float">
            <text:p>18804,7769706319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0376095539412637" calcext:value-type="float">
            <text:p>0,03760955394126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4:13:41.2452203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9T14:16:00.503017096</dc:date>
    <meta:editing-duration>PT17M21S</meta:editing-duration>
    <meta:editing-cycles>3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68cm" svg:y="3.756cm" style:legend-expansion="high" chart:style-name="ch2"/>
        <chart:plot-area chart:style-name="ch3" table:cell-range-address="mergesort.A2:mergesort.B11 mergesort.B1:mergesort.B1 mergesort.D1:mergesort.D11" chart:data-source-has-labels="row" svg:x="0.32cm" svg:y="0.18cm" svg:width="10.028cm" svg:height="8.647cm">
          <chartooo:coordinate-region svg:x="1.312cm" svg:y="0.379cm" svg:width="8.295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ergesort.A2:mergesort.A11</svg:desc>
                </draw:g>
              </table:table-cell>
              <table:table-cell office:value-type="float" office:value="1821">
                <text:p>1821</text:p>
                <draw:g>
                  <svg:desc>mergesort.B2:mergesort.B11</svg:desc>
                </draw:g>
              </table:table-cell>
              <table:table-cell office:value-type="float" office:value="1504.38215765055">
                <text:p>1504.38215765055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3880">
                <text:p>3880</text:p>
              </table:table-cell>
              <table:table-cell office:value-type="float" office:value="3235.19639249835">
                <text:p>3235.19639249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5800">
                <text:p>5800</text:p>
              </table:table-cell>
              <table:table-cell office:value-type="float" office:value="5051.47599992872">
                <text:p>5051.47599992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830">
                <text:p>7830</text:p>
              </table:table-cell>
              <table:table-cell office:value-type="float" office:value="6923.25693939122">
                <text:p>6923.25693939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8893">
                <text:p>8893</text:p>
              </table:table-cell>
              <table:table-cell office:value-type="float" office:value="8836.30829232278">
                <text:p>8836.30829232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9919">
                <text:p>9919</text:p>
              </table:table-cell>
              <table:table-cell office:value-type="float" office:value="10782.2482314492">
                <text:p>10782.2482314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1342">
                <text:p>11342</text:p>
              </table:table-cell>
              <table:table-cell office:value-type="float" office:value="12755.5383260639">
                <text:p>12755.5383260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2938">
                <text:p>12938</text:p>
              </table:table-cell>
              <table:table-cell office:value-type="float" office:value="14752.2421875715">
                <text:p>14752.2421875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3767">
                <text:p>13767</text:p>
              </table:table-cell>
              <table:table-cell office:value-type="float" office:value="16769.4165807174">
                <text:p>16769.4165807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4998">
                <text:p>14998</text:p>
              </table:table-cell>
              <table:table-cell office:value-type="float" office:value="18804.7769706319">
                <text:p>18804.7769706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